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1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2, FF 3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/text:p>
      <text:p text:style-name="P3">Author of letter<text:tab/><text:tab/><text:tab/><text:tab/>J. Rubenstein</text:p>
      <text:p text:style-name="P3">Signed letter<text:tab/><text:tab/><text:tab/><text:tab/><text:tab/>Y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Sabato Morais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20 September 1876</text:p>
      <text:p text:style-name="P3">Month<text:tab/><text:tab/><text:tab/><text:tab/><text:tab/><text:tab/>September</text:p>
      <text:p text:style-name="P3">Year<text:tab/><text:tab/><text:tab/><text:tab/><text:tab/><text:tab/>1876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/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4</text:p>
      <text:p text:style-name="P3">Number of Sheets<text:tab/><text:tab/><text:tab/><text:tab/>2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/text:p>
      <text:p text:style-name="P3">Postma<text:tab/>rk<text:tab/><text:tab/><text:tab/>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3"><text:span text:style-name="T1">(Symbols: <text:s/>? = uncertain; [ ] = supplied information; / = end of line)</text:span></text:p>
      <text:p text:style-name="P3"><text:span text:style-name="T1"/></text:p>
      <text:p text:style-name="P3"><text:span text:style-name="T1">[Page 1]</text:span></text:p>
      <text:p text:style-name="P3"><text:span text:style-name="T1">[Hebrew]/</text:span></text:p>
      <text:p text:style-name="P4"><text:span text:style-name="T1">Sept. 20(/)76. 178 Sycamore str.[sic]/</text:span></text:p>
      <text:p text:style-name="P3"><text:span text:style-name="T1">[Hebrew]/</text:span></text:p>
      <text:p text:style-name="P3"><text:span text:style-name="T1">Rev. S. Morais/</text:span></text:p>
      <text:p text:style-name="P3"><text:span text:style-name="T1"><text:tab/>Dear Teacher:/</text:span></text:p>
      <text:p text:style-name="P3"><text:span text:style-name="T1"><text:tab/><text:tab/>Your letter of/ the 20</text:span><text:span text:style-name="T2">th</text:span><text:span text:style-name="T1"> of Aug. came to hand together with/ the postage card you send to me hereafter. <text:s/>The/ cause was I changed my residence to 178 Sycamore str.[sic]/ and I did not know that there was a letter laying/ for me. <text:s/>The letter inclosed[sic] to Dr. Wise was given/ to him at the very same day I have received it/ and he told me he will soon write you an an-/swer thereof. <text:s/>He was very glad by receiving of me/ your letter &amp; he told me that he feels sory[sic] that he/ has not seen you at the time of his being at/ Philadelphia. <text:s/>The college comenced[sic] its operation/ for the coming year it is divided now in two grades/ the new students of this year &amp; the old students of the/ last year. <text:s/>Mr Eppinger is the preceptor of the former/ &amp; [crossed-out] Wise of the latter. <text:s/>In the second grade we/ learn Mishnah, Gmorah ([Hebrew]) Aramaic grammar/</text:span></text:p>
      <text:p text:style-name="P3"><text:span text:style-name="T1"/></text:p>
      <text:p text:style-name="P3"><text:span text:style-name="T1">[Page 2]</text:span></text:p>
      <text:p text:style-name="P3"><text:span text:style-name="T1">a Bible viz [Hebrew] &amp; [Hebrew]. <text:s/>Every Saturday &amp; Sunday/ afternoon Dr Lilienthal teaches history &amp; Dr/ Wise on Sunday p. m. delivers a lecture. <text:s/>I am/ willing to write you every subject of ever lecture/ next Sunday we will have the first lessons/ in History &amp; in Lecturing./</text:span></text:p>
      <text:p text:style-name="P3"><text:span text:style-name="T1"><text:tab/>As another year has passed/ away &amp; a new year is coming on, you deserve that/ I should not let away this golden occasion to send/ you my heartfelt thanks for all you have done/ to me this year. <text:s/>but I am not able to repay you/ with any thing else, only I have to do is beseech the/ Lord God our father from above to bestow you &amp; your family with a happy/ &amp; prosperous life a long healthy &amp; untroubled future life/ that you shall with joy see in future years the/ produce of your disciple, whom you have/ taught religious sentiments &amp; modern instruction/ which I know that my improvements [crossed-out: these are] will be the only reward/ for your [crossed-out: favor] labor. <text:s/>I am your faithful pupil/</text:span></text:p>
      <text:p text:style-name="P3"><text:span text:style-name="T1"><text:tab/><text:tab/><text:tab/><text:tab/><text:tab/><text:tab/><text:tab/><text:tab/><text:tab/><text:tab/>J. Rubenstein/</text:span></text:p>
      <text:p text:style-name="P3"><text:span text:style-name="T1">P. S. I have forgotten to let you about my public/ education I comenced[sic] to go to Woodward's/ high school the 5</text:span><text:span text:style-name="T2">th</text:span><text:span text:style-name="T1"> of this month. <text:s/>I succeeded/</text:span></text:p>
      <text:p text:style-name="P3"><text:span text:style-name="T1"/></text:p>
      <text:p text:style-name="P3"><text:span text:style-name="T1">[Page 3]</text:span></text:p>
      <text:p text:style-name="P3"><text:span text:style-name="T1">to obtain the favor of the teachers during these two/ weeks. <text:s/>Through my hard laboring I didnt[sic] miss/ one lesson yet &amp; therefore the teachers are willing/ to help me along in everything it is possible. <text:s/>I am/ this week on the privilege list. <text:s/>I must try also/ to be on the next week list. <text:s/>I have all my books/ received from the college also a new suit of/ cloth[sic] for new years. <text:s/>They give me every thing/ I need without any exception of the others./ <text:s/>The only thing it remains for me to do to work/ &amp; to show improvements I had a notion to take/ 2 grades this year, but I am very much afraid/ that I shall fail; therefore I thought it to/ be more proper to be a perfect schollar[sic]/ in one grade than a bad one in two. <text:s/>I hope/ you will also say the same./</text:span></text:p>
      <text:p text:style-name="P3"><text:span text:style-name="T1"><text:tab/>I wish you a/</text:span></text:p>
      <text:p text:style-name="P3"><text:span text:style-name="T1"><text:tab/>Happy new year/</text:span></text:p>
      <text:p text:style-name="P3"><text:span text:style-name="T1"><text:tab/><text:tab/>J. R./</text:span></text:p>
      <text:p text:style-name="P3"><text:span text:style-name="T1"/></text:p>
      <text:p text:style-name="P3"><text:span text:style-name="T1">[Page 4]</text:span></text:p>
      <text:p text:style-name="P3"><text:span text:style-name="T1">I send my best regards to you &amp; your/ family. <text:s/>I inclose[sic] here a few words to/ our respectful friend Mr. E. Ezekiel/</text:span></text:p>
      <text:p text:style-name="P3"><text:span text:style-name="T1"/></text:p>
      <text:p text:style-name="P3"><text:span text:style-name="T1">I send a respectful [Hebrew] to my/ intimate friend Mr. M. Lame. <text:s/>I dont[sic] know/ why he dont[sic] answers[sic] me I have written/ to him once on the direction I found by/ me in trunk of his residence./</text:span></text:p>
      <text:p text:style-name="P3"><text:span text:style-name="T1"><text:tab/>A respectful [Hebrew] to my well/ beloved friend Mr. Henry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1:50:16</meta:creation-date>
    <dc:date>2009-05-28T12:11:19</dc:date>
    <dc:language>en-US</dc:languag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1" meta:word-count="786" meta:character-count="4581"/>
  </office:meta>
</office:document-meta>
</file>